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Roboto" svg:font-family="Roboto, 'San Francisco', 'Helvetica Neue', Helvetica, Aria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ad4f7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ade7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b21e7"/>
    </style:style>
    <style:style style:name="P4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Roboto"/>
    </style:style>
    <style:style style:name="P5" style:family="paragraph" style:parent-style-name="Text_20_body">
      <style:paragraph-properties fo:margin-left="0cm" fo:margin-right="0cm" fo:margin-top="0.423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/>
    </style:style>
    <style:style style:name="T1" style:family="text">
      <style:text-properties fo:font-variant="normal" fo:text-transform="none" fo:color="#2c2d30" loext:opacity="100%" style:font-name="Roboto" fo:font-size="11.25pt" fo:letter-spacing="normal" fo:font-style="normal" fo:font-weight="normal"/>
    </style:style>
    <style:style style:name="T2" style:family="text">
      <style:text-properties fo:color="#000000" loext:opacity="100%" fo:font-size="11pt" fo:letter-spacing="normal" style:font-size-asian="11pt"/>
    </style:style>
    <style:style style:name="T3" style:family="text">
      <style:text-properties fo:color="#000000" loext:opacity="100%" style:font-name="Roboto" fo:font-size="11pt" fo:letter-spacing="normal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Задание: необходимо продемонстрировать изоляцию одного и того же приложения (как решено на семинаре - командного интерпретатора) в различных пространствах имен.</text:span><text:line-break/><text:span text:style-name="T3">Предоставить доказательства изоляции приложения там, где возможно.</text:span></text:p>
      <text:p text:style-name="P4"><text:span text:style-name="T2">Для выполнения можно взять:</text:span></text:p>
      <text:p text:style-name="P4"><text:span text:style-name="T2">bash</text:span></text:p>
      <text:p text:style-name="P4"><text:span text:style-name="T2">shell</text:span></text:p>
      <text:p text:style-name="P4"><text:span text:style-name="T2">zsh</text:span></text:p>
      <text:p text:style-name="P4"><text:span text:style-name="T2">etc</text:span></text:p>
      <text:p text:style-name="P2"><text:s text:c="2"/></text:p>
      <text:p text:style-name="P2"/>
      <text:p text:style-name="P2"/>
      <text:p text:style-name="P3"><text:span text:style-name="T1">работаем с chroot<text:line-break/>mkdir gb<text:line-break/>chroot gb /bin/bash<text:line-break/>mkdir gb/bin<text:line-break/>cp /bin/bash<text:line-break/>ldd - узнать какие библиотеки используются<text:line-break/>переносим ls</text:span></text:p>
      <text:p text:style-name="P5">основной системе<text:line-break/>ip a<text:line-break/>ip netns add testns123<text:line-break/>ip netns list<text:line-break/>ip netns exec testns123 bash</text:p>
      <text:p text:style-name="P5">в контейнере<text:line-break/>ip a</text:p>
      <text:p text:style-name="P5">в основной системе<text:line-break/>ip link add veth0 type veth peer name veth1<text:line-break/>ip a<text:line-break/>ip link set veth1 netns testns123<text:line-break/>ip a<text:line-break/>ip addr add 10.0.0.1/24 dev veth0<text:line-break/>ip link set dev veth0 up<text:line-break/>ip a</text:p>
      <text:p text:style-name="P5">в контейнере<text:line-break/>ip a<text:line-break/>ip addr add 10.0.0.2/24 dev veth1<text:line-break/>ip link set dev veth1 up<text:line-break/>ip a</text:p>
      <text:p text:style-name="P5">в основной системе<text:line-break/>ping 10.0.0.2</text:p>
      <text:p text:style-name="P5">в контейнере<text:line-break/>ping 10.0.0.1</text:p>
      <text:p text:style-name="P5">sudo unshare --pid --net --fork --mount-proc /bin/bash</text:p>
      <text:p text:style-name="P3"><text:s text:c="16"/></text:p>
      <text:p text:style-name="P1"/>
      <text:p text:style-name="P1"><text:soft-page-break/><text:line-break/><text:span text:style-name="T1">Формат сдачи ДЗ: предоставить доказательства выполнения задания посредством ссылки на google-документ с правами на комментирование/редактирование.</text:span><text:line-break/><text:span text:style-name="T1">Результатом работы будет: текст объяснения, логи выполнения, история команд и скриншоты (важно придерживаться такой последовательности).</text:span><text:line-break/><text:span text:style-name="T1">В названии работы должны быть указаны ФИ, номер группы и номер урока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Roboto" svg:font-family="Roboto, 'San Francisco', 'Helvetica Neue', Helvetica, Aria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_31__5f_Title_20_slide_20_5_5f_2_5f_1_7e_LT_7e_Gliederung_20_1" style:display-name="1_Title slide 5_2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7e_LT_7e_Gliederung_20_2" style:display-name="1_Title slide 5_2_1~LT~Gliederung 2" style:family="paragraph" style:parent-style-name="_31__5f_Title_20_slide_20_5_5f_2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7e_LT_7e_Gliederung_20_3" style:display-name="1_Title slide 5_2_1~LT~Gliederung 3" style:family="paragraph" style:parent-style-name="_31__5f_Title_20_slide_20_5_5f_2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7e_LT_7e_Gliederung_20_4" style:display-name="1_Title slide 5_2_1~LT~Gliederung 4" style:family="paragraph" style:parent-style-name="_31__5f_Title_20_slide_20_5_5f_2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7e_LT_7e_Gliederung_20_5" style:display-name="1_Title slide 5_2_1~LT~Gliederung 5" style:family="paragraph" style:parent-style-name="_31__5f_Title_20_slide_20_5_5f_2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7e_LT_7e_Gliederung_20_6" style:display-name="1_Title slide 5_2_1~LT~Gliederung 6" style:family="paragraph" style:parent-style-name="_31__5f_Title_20_slide_20_5_5f_2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7e_LT_7e_Gliederung_20_7" style:display-name="1_Title slide 5_2_1~LT~Gliederung 7" style:family="paragraph" style:parent-style-name="_31__5f_Title_20_slide_20_5_5f_2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7e_LT_7e_Gliederung_20_8" style:display-name="1_Title slide 5_2_1~LT~Gliederung 8" style:family="paragraph" style:parent-style-name="_31__5f_Title_20_slide_20_5_5f_2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7e_LT_7e_Gliederung_20_9" style:display-name="1_Title slide 5_2_1~LT~Gliederung 9" style:family="paragraph" style:parent-style-name="_31__5f_Title_20_slide_20_5_5f_2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7e_LT_7e_Titel" style:display-name="1_Title slide 5_2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7e_LT_7e_Untertitel" style:display-name="1_Title slide 5_2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7e_LT_7e_Notizen" style:display-name="1_Title slide 5_2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7e_LT_7e_Hintergrundobjekte" style:display-name="1_Title slide 5_2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Title_20_slide_20_5_5f_2_5f_1_7e_LT_7e_Hintergrund" style:display-name="1_Title slide 5_2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5f_1_5f_1_5f_1_5f_1_5f_1_7e_LT_7e_Gliederung_20_1" style:display-name="1_Title slide 5_2_1_4_1_1_1_1_1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5f_4_5f_1_5f_1_5f_1_5f_1_5f_1_5f_1_7e_LT_7e_Gliederung_20_2" style:display-name="1_Title slide 5_2_1_4_1_1_1_1_1_1~LT~Gliederung 2" style:family="paragraph" style:parent-style-name="_31__5f_Title_20_slide_20_5_5f_2_5f_1_5f_4_5f_1_5f_1_5f_1_5f_1_5f_1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5f_1_5f_1_5f_1_5f_1_5f_1_7e_LT_7e_Gliederung_20_3" style:display-name="1_Title slide 5_2_1_4_1_1_1_1_1_1~LT~Gliederung 3" style:family="paragraph" style:parent-style-name="_31__5f_Title_20_slide_20_5_5f_2_5f_1_5f_4_5f_1_5f_1_5f_1_5f_1_5f_1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5f_1_5f_1_5f_1_5f_1_5f_1_7e_LT_7e_Gliederung_20_4" style:display-name="1_Title slide 5_2_1_4_1_1_1_1_1_1~LT~Gliederung 4" style:family="paragraph" style:parent-style-name="_31__5f_Title_20_slide_20_5_5f_2_5f_1_5f_4_5f_1_5f_1_5f_1_5f_1_5f_1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5f_1_5f_1_5f_1_5f_1_5f_1_7e_LT_7e_Gliederung_20_5" style:display-name="1_Title slide 5_2_1_4_1_1_1_1_1_1~LT~Gliederung 5" style:family="paragraph" style:parent-style-name="_31__5f_Title_20_slide_20_5_5f_2_5f_1_5f_4_5f_1_5f_1_5f_1_5f_1_5f_1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5f_1_5f_1_5f_1_5f_1_5f_1_7e_LT_7e_Gliederung_20_6" style:display-name="1_Title slide 5_2_1_4_1_1_1_1_1_1~LT~Gliederung 6" style:family="paragraph" style:parent-style-name="_31__5f_Title_20_slide_20_5_5f_2_5f_1_5f_4_5f_1_5f_1_5f_1_5f_1_5f_1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5f_1_5f_1_5f_1_5f_1_5f_1_7e_LT_7e_Gliederung_20_7" style:display-name="1_Title slide 5_2_1_4_1_1_1_1_1_1~LT~Gliederung 7" style:family="paragraph" style:parent-style-name="_31__5f_Title_20_slide_20_5_5f_2_5f_1_5f_4_5f_1_5f_1_5f_1_5f_1_5f_1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5f_1_5f_1_5f_1_5f_1_5f_1_7e_LT_7e_Gliederung_20_8" style:display-name="1_Title slide 5_2_1_4_1_1_1_1_1_1~LT~Gliederung 8" style:family="paragraph" style:parent-style-name="_31__5f_Title_20_slide_20_5_5f_2_5f_1_5f_4_5f_1_5f_1_5f_1_5f_1_5f_1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5f_1_5f_1_5f_1_5f_1_5f_1_7e_LT_7e_Gliederung_20_9" style:display-name="1_Title slide 5_2_1_4_1_1_1_1_1_1~LT~Gliederung 9" style:family="paragraph" style:parent-style-name="_31__5f_Title_20_slide_20_5_5f_2_5f_1_5f_4_5f_1_5f_1_5f_1_5f_1_5f_1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5f_1_5f_1_5f_1_5f_1_5f_1_7e_LT_7e_Titel" style:display-name="1_Title slide 5_2_1_4_1_1_1_1_1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5f_4_5f_1_5f_1_5f_1_5f_1_5f_1_5f_1_7e_LT_7e_Untertitel" style:display-name="1_Title slide 5_2_1_4_1_1_1_1_1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5f_4_5f_1_5f_1_5f_1_5f_1_5f_1_5f_1_7e_LT_7e_Notizen" style:display-name="1_Title slide 5_2_1_4_1_1_1_1_1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5f_4_5f_1_5f_1_5f_1_5f_1_5f_1_5f_1_7e_LT_7e_Hintergrundobjekte" style:display-name="1_Title slide 5_2_1_4_1_1_1_1_1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Title_20_slide_20_5_5f_2_5f_1_5f_4_5f_1_5f_1_5f_1_5f_1_5f_1_5f_1_7e_LT_7e_Hintergrund" style:display-name="1_Title slide 5_2_1_4_1_1_1_1_1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USTOM_5f_2_5f_1_5f_4_5f_1_7e_LT_7e_Gliederung_20_1" style:display-name="CUSTOM_2_1_4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4_5f_1_7e_LT_7e_Gliederung_20_2" style:display-name="CUSTOM_2_1_4_1~LT~Gliederung 2" style:family="paragraph" style:parent-style-name="CUSTOM_5f_2_5f_1_5f_4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4_5f_1_7e_LT_7e_Gliederung_20_3" style:display-name="CUSTOM_2_1_4_1~LT~Gliederung 3" style:family="paragraph" style:parent-style-name="CUSTOM_5f_2_5f_1_5f_4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4_5f_1_7e_LT_7e_Gliederung_20_4" style:display-name="CUSTOM_2_1_4_1~LT~Gliederung 4" style:family="paragraph" style:parent-style-name="CUSTOM_5f_2_5f_1_5f_4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4_5f_1_7e_LT_7e_Gliederung_20_5" style:display-name="CUSTOM_2_1_4_1~LT~Gliederung 5" style:family="paragraph" style:parent-style-name="CUSTOM_5f_2_5f_1_5f_4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4_5f_1_7e_LT_7e_Gliederung_20_6" style:display-name="CUSTOM_2_1_4_1~LT~Gliederung 6" style:family="paragraph" style:parent-style-name="CUSTOM_5f_2_5f_1_5f_4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4_5f_1_7e_LT_7e_Gliederung_20_7" style:display-name="CUSTOM_2_1_4_1~LT~Gliederung 7" style:family="paragraph" style:parent-style-name="CUSTOM_5f_2_5f_1_5f_4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4_5f_1_7e_LT_7e_Gliederung_20_8" style:display-name="CUSTOM_2_1_4_1~LT~Gliederung 8" style:family="paragraph" style:parent-style-name="CUSTOM_5f_2_5f_1_5f_4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4_5f_1_7e_LT_7e_Gliederung_20_9" style:display-name="CUSTOM_2_1_4_1~LT~Gliederung 9" style:family="paragraph" style:parent-style-name="CUSTOM_5f_2_5f_1_5f_4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4_5f_1_7e_LT_7e_Titel" style:display-name="CUSTOM_2_1_4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4_5f_1_7e_LT_7e_Untertitel" style:display-name="CUSTOM_2_1_4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4_5f_1_7e_LT_7e_Notizen" style:display-name="CUSTOM_2_1_4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4_5f_1_7e_LT_7e_Hintergrundobjekte" style:display-name="CUSTOM_2_1_4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USTOM_5f_2_5f_1_5f_4_5f_1_7e_LT_7e_Hintergrund" style:display-name="CUSTOM_2_1_4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USTOM_5f_2_5f_1_5f_5_7e_LT_7e_Gliederung_20_1" style:display-name="CUSTOM_2_1_5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5_7e_LT_7e_Gliederung_20_2" style:display-name="CUSTOM_2_1_5~LT~Gliederung 2" style:family="paragraph" style:parent-style-name="CUSTOM_5f_2_5f_1_5f_5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5_7e_LT_7e_Gliederung_20_3" style:display-name="CUSTOM_2_1_5~LT~Gliederung 3" style:family="paragraph" style:parent-style-name="CUSTOM_5f_2_5f_1_5f_5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5_7e_LT_7e_Gliederung_20_4" style:display-name="CUSTOM_2_1_5~LT~Gliederung 4" style:family="paragraph" style:parent-style-name="CUSTOM_5f_2_5f_1_5f_5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5_7e_LT_7e_Gliederung_20_5" style:display-name="CUSTOM_2_1_5~LT~Gliederung 5" style:family="paragraph" style:parent-style-name="CUSTOM_5f_2_5f_1_5f_5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7e_LT_7e_Gliederung_20_6" style:display-name="CUSTOM_2_1_5~LT~Gliederung 6" style:family="paragraph" style:parent-style-name="CUSTOM_5f_2_5f_1_5f_5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7e_LT_7e_Gliederung_20_7" style:display-name="CUSTOM_2_1_5~LT~Gliederung 7" style:family="paragraph" style:parent-style-name="CUSTOM_5f_2_5f_1_5f_5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7e_LT_7e_Gliederung_20_8" style:display-name="CUSTOM_2_1_5~LT~Gliederung 8" style:family="paragraph" style:parent-style-name="CUSTOM_5f_2_5f_1_5f_5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7e_LT_7e_Gliederung_20_9" style:display-name="CUSTOM_2_1_5~LT~Gliederung 9" style:family="paragraph" style:parent-style-name="CUSTOM_5f_2_5f_1_5f_5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7e_LT_7e_Titel" style:display-name="CUSTOM_2_1_5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5_7e_LT_7e_Untertitel" style:display-name="CUSTOM_2_1_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5_7e_LT_7e_Notizen" style:display-name="CUSTOM_2_1_5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5_7e_LT_7e_Hintergrundobjekte" style:display-name="CUSTOM_2_1_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USTOM_5f_2_5f_1_5f_5_7e_LT_7e_Hintergrund" style:display-name="CUSTOM_2_1_5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Title_20_slide_20_5_5f_2_5f_1_5f_4_5f_1_7e_LT_7e_Gliederung_20_1" style:display-name="1_Title slide 5_2_1_4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5f_4_5f_1_7e_LT_7e_Gliederung_20_2" style:display-name="1_Title slide 5_2_1_4_1~LT~Gliederung 2" style:family="paragraph" style:parent-style-name="_31__5f_Title_20_slide_20_5_5f_2_5f_1_5f_4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7e_LT_7e_Gliederung_20_3" style:display-name="1_Title slide 5_2_1_4_1~LT~Gliederung 3" style:family="paragraph" style:parent-style-name="_31__5f_Title_20_slide_20_5_5f_2_5f_1_5f_4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7e_LT_7e_Gliederung_20_4" style:display-name="1_Title slide 5_2_1_4_1~LT~Gliederung 4" style:family="paragraph" style:parent-style-name="_31__5f_Title_20_slide_20_5_5f_2_5f_1_5f_4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7e_LT_7e_Gliederung_20_5" style:display-name="1_Title slide 5_2_1_4_1~LT~Gliederung 5" style:family="paragraph" style:parent-style-name="_31__5f_Title_20_slide_20_5_5f_2_5f_1_5f_4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Gliederung_20_6" style:display-name="1_Title slide 5_2_1_4_1~LT~Gliederung 6" style:family="paragraph" style:parent-style-name="_31__5f_Title_20_slide_20_5_5f_2_5f_1_5f_4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Gliederung_20_7" style:display-name="1_Title slide 5_2_1_4_1~LT~Gliederung 7" style:family="paragraph" style:parent-style-name="_31__5f_Title_20_slide_20_5_5f_2_5f_1_5f_4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Gliederung_20_8" style:display-name="1_Title slide 5_2_1_4_1~LT~Gliederung 8" style:family="paragraph" style:parent-style-name="_31__5f_Title_20_slide_20_5_5f_2_5f_1_5f_4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Gliederung_20_9" style:display-name="1_Title slide 5_2_1_4_1~LT~Gliederung 9" style:family="paragraph" style:parent-style-name="_31__5f_Title_20_slide_20_5_5f_2_5f_1_5f_4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Titel" style:display-name="1_Title slide 5_2_1_4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5f_4_5f_1_7e_LT_7e_Untertitel" style:display-name="1_Title slide 5_2_1_4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5f_4_5f_1_7e_LT_7e_Notizen" style:display-name="1_Title slide 5_2_1_4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5f_4_5f_1_7e_LT_7e_Hintergrundobjekte" style:display-name="1_Title slide 5_2_1_4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Title_20_slide_20_5_5f_2_5f_1_5f_4_5f_1_7e_LT_7e_Hintergrund" style:display-name="1_Title slide 5_2_1_4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USTOM_5f_2_5f_1_5f_5_5f_1_7e_LT_7e_Gliederung_20_1" style:display-name="CUSTOM_2_1_5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5_5f_1_7e_LT_7e_Gliederung_20_2" style:display-name="CUSTOM_2_1_5_1~LT~Gliederung 2" style:family="paragraph" style:parent-style-name="CUSTOM_5f_2_5f_1_5f_5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5_5f_1_7e_LT_7e_Gliederung_20_3" style:display-name="CUSTOM_2_1_5_1~LT~Gliederung 3" style:family="paragraph" style:parent-style-name="CUSTOM_5f_2_5f_1_5f_5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5_5f_1_7e_LT_7e_Gliederung_20_4" style:display-name="CUSTOM_2_1_5_1~LT~Gliederung 4" style:family="paragraph" style:parent-style-name="CUSTOM_5f_2_5f_1_5f_5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5_5f_1_7e_LT_7e_Gliederung_20_5" style:display-name="CUSTOM_2_1_5_1~LT~Gliederung 5" style:family="paragraph" style:parent-style-name="CUSTOM_5f_2_5f_1_5f_5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5f_1_7e_LT_7e_Gliederung_20_6" style:display-name="CUSTOM_2_1_5_1~LT~Gliederung 6" style:family="paragraph" style:parent-style-name="CUSTOM_5f_2_5f_1_5f_5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5f_1_7e_LT_7e_Gliederung_20_7" style:display-name="CUSTOM_2_1_5_1~LT~Gliederung 7" style:family="paragraph" style:parent-style-name="CUSTOM_5f_2_5f_1_5f_5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5f_1_7e_LT_7e_Gliederung_20_8" style:display-name="CUSTOM_2_1_5_1~LT~Gliederung 8" style:family="paragraph" style:parent-style-name="CUSTOM_5f_2_5f_1_5f_5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5f_1_7e_LT_7e_Gliederung_20_9" style:display-name="CUSTOM_2_1_5_1~LT~Gliederung 9" style:family="paragraph" style:parent-style-name="CUSTOM_5f_2_5f_1_5f_5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5f_1_7e_LT_7e_Titel" style:display-name="CUSTOM_2_1_5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5_5f_1_7e_LT_7e_Untertitel" style:display-name="CUSTOM_2_1_5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5_5f_1_7e_LT_7e_Notizen" style:display-name="CUSTOM_2_1_5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5_5f_1_7e_LT_7e_Hintergrundobjekte" style:display-name="CUSTOM_2_1_5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USTOM_5f_2_5f_1_5f_5_5f_1_7e_LT_7e_Hintergrund" style:display-name="CUSTOM_2_1_5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15:41:08.901000000</meta:creation-date>
    <dc:date>2023-09-29T15:43:58.567000000</dc:date>
    <meta:editing-duration>PT2M49S</meta:editing-duration>
    <meta:editing-cycles>3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17" meta:word-count="191" meta:character-count="1237" meta:non-whitespace-character-count="1045"/>
  </office:meta>
</office:document-meta>
</file>